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2:.B2])" office:value-type="float" office:value="0.269905533100001" calcext:value-type="float">
            <text:p>0,27</text:p>
          </table:table-cell>
          <table:table-cell office:value-type="float" office:value="8310" calcext:value-type="float">
            <text:p>8310</text:p>
          </table:table-cell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452.595901966" calcext:value-type="float">
            <text:p>452,595901966</text:p>
          </table:table-cell>
          <table:table-cell office:value-type="float" office:value="17.3044819832" calcext:value-type="float">
            <text:p>17,304481983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3:.B3])" office:value-type="float" office:value="0.277843931099994" calcext:value-type="float">
            <text:p>0,28</text:p>
          </table:table-cell>
          <table:table-cell office:value-type="float" office:value="8744" calcext:value-type="float">
            <text:p>8744</text:p>
          </table:table-cell>
          <table:table-cell table:style-name="ce4" table:formula="of:=[.E19]+[.H19]" office:value-type="float" office:value="12562" calcext:value-type="float">
            <text:p>12562</text:p>
          </table:table-cell>
          <table:table-cell table:formula="of:=12597-[.E3]" office:value-type="float" office:value="35" calcext:value-type="float">
            <text:p>35</text:p>
          </table:table-cell>
          <table:table-cell office:value-type="float" office:value="348.101514816" calcext:value-type="float">
            <text:p>348,101514816</text:p>
          </table:table-cell>
          <table:table-cell office:value-type="float" office:value="18.1894688606" calcext:value-type="float">
            <text:p>18,18946886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4:.B4])" office:value-type="float" office:value="0.373104707500005" calcext:value-type="float">
            <text:p>0,37</text:p>
          </table:table-cell>
          <table:table-cell office:value-type="float" office:value="8373" calcext:value-type="float">
            <text:p>8373</text:p>
          </table:table-cell>
          <table:table-cell table:style-name="ce4" table:formula="of:=[.E20]+[.H20]" office:value-type="float" office:value="12550" calcext:value-type="float">
            <text:p>12550</text:p>
          </table:table-cell>
          <table:table-cell table:formula="of:=12597-[.E4]" office:value-type="float" office:value="47" calcext:value-type="float">
            <text:p>47</text:p>
          </table:table-cell>
          <table:table-cell office:value-type="float" office:value="165.386972904" calcext:value-type="float">
            <text:p>165,386972904</text:p>
          </table:table-cell>
          <table:table-cell office:value-type="float" office:value="17.4451348782" calcext:value-type="float">
            <text:p>17,445134878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5:.B5])" office:value-type="float" office:value="0.317535921300006" calcext:value-type="float">
            <text:p>0,32</text:p>
          </table:table-cell>
          <table:table-cell office:value-type="float" office:value="8267" calcext:value-type="float">
            <text:p>8267</text:p>
          </table:table-cell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272.845561981" calcext:value-type="float">
            <text:p>272,845561981</text:p>
          </table:table-cell>
          <table:table-cell office:value-type="float" office:value="17.2254068851" calcext:value-type="float">
            <text:p>17,225406885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6:.B6])" office:value-type="float" office:value="0.373104707500005" calcext:value-type="float">
            <text:p>0,37</text:p>
          </table:table-cell>
          <table:table-cell office:value-type="float" office:value="8284" calcext:value-type="float">
            <text:p>8284</text:p>
          </table:table-cell>
          <table:table-cell table:style-name="ce4" table:formula="of:=[.E22]+[.H22]" office:value-type="float" office:value="12550" calcext:value-type="float">
            <text:p>12550</text:p>
          </table:table-cell>
          <table:table-cell table:formula="of:=12597-[.E6]" office:value-type="float" office:value="47" calcext:value-type="float">
            <text:p>47</text:p>
          </table:table-cell>
          <table:table-cell office:value-type="float" office:value="237.727526903" calcext:value-type="float">
            <text:p>237,727526903</text:p>
          </table:table-cell>
          <table:table-cell office:value-type="float" office:value="17.2984199524" calcext:value-type="float">
            <text:p>17,298419952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697864571" calcext:value-type="float">
            <text:p>99,77</text:p>
          </table:table-cell>
          <table:table-cell table:style-name="ce3" table:formula="of:=100 - SUM([.A7:.B7])" office:value-type="float" office:value="0.230213542900003" calcext:value-type="float">
            <text:p>0,23</text:p>
          </table:table-cell>
          <table:table-cell office:value-type="float" office:value="8174" calcext:value-type="float">
            <text:p>8174</text:p>
          </table:table-cell>
          <table:table-cell table:style-name="ce4" table:formula="of:=[.E23]+[.H23]" office:value-type="float" office:value="12568" calcext:value-type="float">
            <text:p>12568</text:p>
          </table:table-cell>
          <table:table-cell table:formula="of:=12597-[.E7]" office:value-type="float" office:value="29" calcext:value-type="float">
            <text:p>29</text:p>
          </table:table-cell>
          <table:table-cell office:value-type="float" office:value="257.351253986" calcext:value-type="float">
            <text:p>257,351253986</text:p>
          </table:table-cell>
          <table:table-cell office:value-type="float" office:value="17.0428330898" calcext:value-type="float">
            <text:p>17,042833089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8:.B8])" office:value-type="float" office:value="0.301659125200004" calcext:value-type="float">
            <text:p>0,30</text:p>
          </table:table-cell>
          <table:table-cell office:value-type="float" office:value="8229" calcext:value-type="float">
            <text:p>8229</text:p>
          </table:table-cell>
          <table:table-cell table:style-name="ce4" table:formula="of:=[.E24]+[.H24]" office:value-type="float" office:value="12559" calcext:value-type="float">
            <text:p>12559</text:p>
          </table:table-cell>
          <table:table-cell table:formula="of:=12597-[.E8]" office:value-type="float" office:value="38" calcext:value-type="float">
            <text:p>38</text:p>
          </table:table-cell>
          <table:table-cell office:value-type="float" office:value="323.33822608" calcext:value-type="float">
            <text:p>323,33822608</text:p>
          </table:table-cell>
          <table:table-cell office:value-type="float" office:value="17.1408159733" calcext:value-type="float">
            <text:p>17,140815973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82489284" calcext:value-type="float">
            <text:p>99,68</text:p>
          </table:table-cell>
          <table:table-cell table:style-name="ce3" table:formula="of:=100 - SUM([.A9:.B9])" office:value-type="float" office:value="0.317510716000001" calcext:value-type="float">
            <text:p>0,32</text:p>
          </table:table-cell>
          <table:table-cell office:value-type="float" office:value="8333" calcext:value-type="float">
            <text:p>8333</text:p>
          </table:table-cell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274.249774933" calcext:value-type="float">
            <text:p>274,249774933</text:p>
          </table:table-cell>
          <table:table-cell office:value-type="float" office:value="17.4113020897" calcext:value-type="float">
            <text:p>17,411302089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10:.B10])" office:value-type="float" office:value="0.309572948099998" calcext:value-type="float">
            <text:p>0,31</text:p>
          </table:table-cell>
          <table:table-cell office:value-type="float" office:value="8269" calcext:value-type="float">
            <text:p>8269</text:p>
          </table:table-cell>
          <table:table-cell table:style-name="ce4" table:formula="of:=[.E26]+[.H26]" office:value-type="float" office:value="12558" calcext:value-type="float">
            <text:p>12558</text:p>
          </table:table-cell>
          <table:table-cell table:formula="of:=12597-[.E10]" office:value-type="float" office:value="39" calcext:value-type="float">
            <text:p>39</text:p>
          </table:table-cell>
          <table:table-cell office:value-type="float" office:value="685.902871132" calcext:value-type="float">
            <text:p>685,902871132</text:p>
          </table:table-cell>
          <table:table-cell office:value-type="float" office:value="17.2838668823" calcext:value-type="float">
            <text:p>17,28386688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777424988" calcext:value-type="float">
            <text:p>99,78</text:p>
          </table:table-cell>
          <table:table-cell table:style-name="ce3" table:formula="of:=100 - SUM([.A11:.B11])" office:value-type="float" office:value="0.222257501200005" calcext:value-type="float">
            <text:p>0,22</text:p>
          </table:table-cell>
          <table:table-cell office:value-type="float" office:value="8316" calcext:value-type="float">
            <text:p>8316</text:p>
          </table:table-cell>
          <table:table-cell table:style-name="ce4" table:formula="of:=[.E27]+[.H27]" office:value-type="float" office:value="12569" calcext:value-type="float">
            <text:p>12569</text:p>
          </table:table-cell>
          <table:table-cell table:formula="of:=12597-[.E11]" office:value-type="float" office:value="28" calcext:value-type="float">
            <text:p>28</text:p>
          </table:table-cell>
          <table:table-cell office:value-type="float" office:value="170.784599066" calcext:value-type="float">
            <text:p>170,784599066</text:p>
          </table:table-cell>
          <table:table-cell office:value-type="float" office:value="17.4816339016" calcext:value-type="float">
            <text:p>17,481633901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072913661" calcext:value-type="float">
            <text:p>99,7007291366</text:p>
          </table:table-cell>
          <table:table-cell table:formula="of:=AVERAGE([.C2:.C11])" office:value-type="float" office:value="0.299270863390002" calcext:value-type="float">
            <text:p>0,2992708634</text:p>
          </table:table-cell>
          <table:table-cell table:formula="of:=SUM([.D2:.D11])/10" office:value-type="float" office:value="8329.9" calcext:value-type="float">
            <text:p>8329,9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318.8284203767" calcext:value-type="float">
            <text:p>318,8284203767</text:p>
          </table:table-cell>
          <table:table-cell table:formula="of:=SUM([.H2:.H11])/10" office:value-type="float" office:value="17.38233644962" calcext:value-type="float">
            <text:p>17,382336449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260617607367" calcext:value-type="float">
            <text:p>0,661260617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9" calcext:value-type="float">
            <text:p>5844,9</text:p>
          </table:table-cell>
          <table:table-cell table:formula="of:=AVERAGE([.G18:.G27])" office:value-type="float" office:value="17.8" calcext:value-type="float">
            <text:p>17,8</text:p>
          </table:table-cell>
          <table:table-cell/>
          <table:table-cell office:value-type="float" office:value="5813" calcext:value-type="float">
            <text:p>58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750" calcext:value-type="float">
            <text:p>675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9" calcext:value-type="float">
            <text:p>19,9</text:p>
          </table:table-cell>
          <table:table-cell table:formula="of:=AVERAGE([.H18:.H27])" office:value-type="float" office:value="6714.4" calcext:value-type="float">
            <text:p>6714,4</text:p>
          </table:table-cell>
          <table:table-cell/>
          <table:table-cell office:value-type="float" office:value="5816" calcext:value-type="float">
            <text:p>581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19:.G19])" office:value-type="float" office:value="6746" calcext:value-type="float">
            <text:p>67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753" calcext:value-type="float">
            <text:p>675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9" calcext:value-type="float">
            <text:p>5844,9</text:p>
          </table:table-cell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627" calcext:value-type="float">
            <text:p>662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9" calcext:value-type="float">
            <text:p>19,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96" calcext:value-type="float">
            <text:p>669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8" calcext:value-type="float">
            <text:p>17,8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12597-SUM([.E23:.G23])" office:value-type="float" office:value="6740" calcext:value-type="float">
            <text:p>674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4" calcext:value-type="float">
            <text:p>6714,4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645" calcext:value-type="float">
            <text:p>664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5" calcext:value-type="float">
            <text:p>579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62" calcext:value-type="float">
            <text:p>676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5" calcext:value-type="float">
            <text:p>585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12597-SUM([.E26:.G26])" office:value-type="float" office:value="6703" calcext:value-type="float">
            <text:p>67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722" calcext:value-type="float">
            <text:p>672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07223942208" calcext:value-type="float">
            <text:p>0,9970072239</text:p>
          </table:table-cell>
          <table:table-cell table:number-columns-repeated="2"/>
          <table:table-cell table:formula="of:=SUM([.E18:.E27])/10" office:value-type="float" office:value="5844.9" calcext:value-type="float">
            <text:p>5844,9</text:p>
          </table:table-cell>
          <table:table-cell table:formula="of:=SUM([.F18:.F27])/10" office:value-type="float" office:value="19.9" calcext:value-type="float">
            <text:p>19,9</text:p>
          </table:table-cell>
          <table:table-cell table:formula="of:=SUM([.G18:.G27])/10" office:value-type="float" office:value="17.8" calcext:value-type="float">
            <text:p>17,8</text:p>
          </table:table-cell>
          <table:table-cell table:formula="of:=SUM([.H18:.H27])/10" office:value-type="float" office:value="6714.4" calcext:value-type="float">
            <text:p>6714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9277605779154" calcext:value-type="float">
            <text:p>0,0029927761</text:p>
          </table:table-cell>
          <table:table-cell table:number-columns-repeated="2"/>
          <table:table-cell table:formula="of:=SUM([.E18:.E27])" office:value-type="float" office:value="58449" calcext:value-type="float">
            <text:p>58449</text:p>
          </table:table-cell>
          <table:table-cell table:formula="of:=SUM([.F18:.F27])" office:value-type="float" office:value="199" calcext:value-type="float">
            <text:p>199</text:p>
          </table:table-cell>
          <table:table-cell table:formula="of:=SUM([.G18:.G27])" office:value-type="float" office:value="178" calcext:value-type="float">
            <text:p>178</text:p>
          </table:table-cell>
          <table:table-cell table:formula="of:=SUM([.H18:.H27])" office:value-type="float" office:value="67144" calcext:value-type="float">
            <text:p>6714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6385624371" calcext:value-type="float">
            <text:p>0,9969638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44978691178" calcext:value-type="float">
            <text:p>0,99704497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57:23.8550997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9:56.604245836</meta:creation-date>
    <dc:date>2018-01-23T22:58:00.866855563</dc:date>
    <meta:editing-duration>PT2M53S</meta:editing-duration>
    <meta:editing-cycles>2</meta:editing-cycles>
    <meta:generator>LibreOffice/5.1.6.2$Linux_X86_64 LibreOffice_project/10m0$Build-2</meta:generator>
    <meta:document-statistic meta:table-count="1" meta:cell-count="181" meta:object-count="0"/>
  </office:meta>
</office:document-meta>
</file>